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0c702" officeooo:paragraph-rsid="0012f937"/>
    </style:style>
    <style:style style:name="P2" style:family="paragraph" style:parent-style-name="Standard">
      <style:text-properties officeooo:rsid="0012f937" officeooo:paragraph-rsid="0012f937"/>
    </style:style>
    <style:style style:name="T1" style:family="text">
      <style:text-properties officeooo:rsid="0012f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7.</text:span></text:p>
      <text:p text:style-name="P1">The iterative methods would most likley continue going until the jvm ran out of allocated ram but the recursive function would likley hit a depth limit and throw an exception, concerning how many times a method can call itself.</text:p>
      <text:p text:style-name="P1"/>
      <text:p text:style-name="P2">5.</text:p>
      <text:p text:style-name="P2">l(x) = {</text:p>
      <text:p text:style-name="P2">0, if x = 1</text:p>
      <text:p text:style-name="P2">1+l(f(x))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4:45:45.757161717</meta:creation-date>
    <dc:date>2022-01-19T14:58:36.277343709</dc:date>
    <meta:editing-duration>PT2M40S</meta:editing-duration>
    <meta:editing-cycles>2</meta:editing-cycles>
    <meta:generator>LibreOffice/7.2.5.2.0$Linux_X86_64 LibreOffice_project/20$Build-2</meta:generator>
    <meta:document-statistic meta:table-count="0" meta:image-count="0" meta:object-count="0" meta:page-count="1" meta:paragraph-count="7" meta:word-count="51" meta:character-count="260" meta:non-whitespace-character-count="216"/>
  </office:meta>
</office:document-meta>
</file>